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  <style:text-properties officeooo:paragraph-rsid="00233b64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text-properties officeooo:paragraph-rsid="00233b64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>
      <style:paragraph-properties fo:margin-top="0in" fo:margin-bottom="0in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>
      <style:paragraph-properties fo:margin-top="0in" fo:margin-bottom="0in" style:contextual-spacing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>
      <style:paragraph-properties fo:margin-top="0in" fo:margin-bottom="0in" style:contextual-spacing="false"/>
    </style:style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>
      <style:paragraph-properties fo:margin-top="0in" fo:margin-bottom="0in" style:contextual-spacing="false"/>
    </style:style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>
      <style:paragraph-properties fo:margin-top="0in" fo:margin-bottom="0in" style:contextual-spacing="false"/>
    </style:style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>
      <style:paragraph-properties fo:margin-top="0in" fo:margin-bottom="0in" style:contextual-spacing="false"/>
    </style:style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>
      <style:paragraph-properties fo:margin-top="0in" fo:margin-bottom="0in" style:contextual-spacing="false"/>
    </style:style>
    <style:style style:name="P35" style:family="paragraph" style:parent-style-name="Text_20_body" style:list-style-name="L22"/>
    <style:style style:name="P36" style:family="paragraph" style:parent-style-name="Text_20_body" style:list-style-name="L23"/>
    <style:style style:name="P37" style:family="paragraph" style:parent-style-name="Text_20_body" style:list-style-name="L24">
      <style:paragraph-properties fo:margin-top="0in" fo:margin-bottom="0in" style:contextual-spacing="false"/>
    </style:style>
    <style:style style:name="P38" style:family="paragraph" style:parent-style-name="Text_20_body" style:list-style-name="L24"/>
    <style:style style:name="P39" style:family="paragraph" style:parent-style-name="Text_20_body" style:list-style-name="L25"/>
    <style:style style:name="P40" style:family="paragraph" style:parent-style-name="Text_20_body" style:list-style-name="L26">
      <style:paragraph-properties fo:margin-top="0in" fo:margin-bottom="0in" style:contextual-spacing="false"/>
    </style:style>
    <style:style style:name="P41" style:family="paragraph" style:parent-style-name="Text_20_body" style:list-style-name="L26"/>
    <style:style style:name="P42" style:family="paragraph" style:parent-style-name="Text_20_body" style:list-style-name="L27"/>
    <style:style style:name="P43" style:family="paragraph" style:parent-style-name="Text_20_body" style:list-style-name="L28">
      <style:paragraph-properties fo:margin-top="0in" fo:margin-bottom="0in" style:contextual-spacing="false"/>
    </style:style>
    <style:style style:name="P44" style:family="paragraph" style:parent-style-name="Text_20_body" style:list-style-name="L28"/>
    <style:style style:name="P45" style:family="paragraph" style:parent-style-name="Text_20_body" style:list-style-name="L29"/>
    <style:style style:name="P46" style:family="paragraph" style:parent-style-name="Text_20_body" style:list-style-name="L30">
      <style:paragraph-properties fo:margin-top="0in" fo:margin-bottom="0in" style:contextual-spacing="false"/>
    </style:style>
    <style:style style:name="P47" style:family="paragraph" style:parent-style-name="Text_20_body" style:list-style-name="L30"/>
    <style:style style:name="P48" style:family="paragraph" style:parent-style-name="Text_20_body" style:list-style-name="L31"/>
    <style:style style:name="P49" style:family="paragraph" style:parent-style-name="Text_20_body" style:list-style-name="L32">
      <style:paragraph-properties fo:margin-top="0in" fo:margin-bottom="0in" style:contextual-spacing="false"/>
    </style:style>
    <style:style style:name="P50" style:family="paragraph" style:parent-style-name="Text_20_body" style:list-style-name="L32"/>
    <style:style style:name="P51" style:family="paragraph" style:parent-style-name="Text_20_body" style:list-style-name="L33"/>
    <style:style style:name="P52" style:family="paragraph" style:parent-style-name="Text_20_body" style:list-style-name="L34">
      <style:paragraph-properties fo:margin-top="0in" fo:margin-bottom="0in" style:contextual-spacing="false"/>
    </style:style>
    <style:style style:name="P53" style:family="paragraph" style:parent-style-name="Text_20_body" style:list-style-name="L3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lete Learning Path with Study Tips</text:h>
      <text:h text:style-name="Heading_20_2" text:outline-level="2">Base Knowledge (Study Before Coding) 📚</text:h>
      <text:h text:style-name="Heading_20_3" text:outline-level="3">1. Python Enhancement</text:h>
      <text:list text:style-name="L1">
        <text:list-item>
          <text:p text:style-name="P1"><text:span text:style-name="Strong_20_Emphasis">Study</text:span>: Advanced Python concepts, memory management, decorators <text:s/>✅</text:p>
        </text:list-item>
        <text:list-item>
          <text:p text:style-name="P2"><text:span text:style-name="Strong_20_Emphasis">Tips</text:span>: </text:p>
          <text:list>
            <text:list-item>
              <text:p text:style-name="P1">Practice with small examples in Jupyter notebooks first ✅</text:p>
            </text:list-item>
            <text:list-item>
              <text:p text:style-name="P3">Focus on understanding memory allocation in Python <text:s/>✅</text:p>
            </text:list-item>
          </text:list>
        </text:list-item>
      </text:list>
      <text:h text:style-name="Heading_20_3" text:outline-level="3">2. Data Structures &amp; Algorithms</text:h>
      <text:list text:style-name="L2">
        <text:list-item>
          <text:p text:style-name="P4"><text:span text:style-name="Strong_20_Emphasis">Study</text:span>: Arrays, matrices, trees, basic graph algorithms </text:p>
        </text:list-item>
        <text:list-item>
          <text:p text:style-name="P4"><text:span text:style-name="Strong_20_Emphasis">Tips</text:span>: </text:p>
          <text:list>
            <text:list-item>
              <text:p text:style-name="P4">Pay special attention to array operations (crucial for recommendations) </text:p>
            </text:list-item>
            <text:list-item>
              <text:p text:style-name="P5">Learn about time/space complexity </text:p>
            </text:list-item>
          </text:list>
        </text:list-item>
      </text:list>
      <text:h text:style-name="Heading_20_2" text:outline-level="2">Implementation Path 🛠️</text:h>
      <text:h text:style-name="Heading_20_3" text:outline-level="3">Phase 1: Data Structure Optimization </text:h>
      <text:list text:style-name="L3">
        <text:list-item>
          <text:p text:style-name="P6"><text:span text:style-name="Strong_20_Emphasis">NumPy Mastery</text:span> </text:p>
        </text:list-item>
      </text:list>
      <text:list text:style-name="L4">
        <text:list-item>
          <text:p text:style-name="P7"><text:span text:style-name="Strong_20_Emphasis">Study</text:span>: Broadcasting, vectorization, memory views <text:s/></text:p>
        </text:list-item>
        <text:list-item>
          <text:p text:style-name="P7"><text:span text:style-name="Strong_20_Emphasis">Tips</text:span>: </text:p>
          <text:list>
            <text:list-item>
              <text:p text:style-name="P7">Always profile memory usage </text:p>
            </text:list-item>
            <text:list-item>
              <text:p text:style-name="P8">Learn to avoid unnecessary array copies </text:p>
            </text:list-item>
          </text:list>
        </text:list-item>
      </text:list>
      <text:list text:style-name="L5">
        <text:list-item>
          <text:p text:style-name="P9"><text:span text:style-name="Strong_20_Emphasis">Pandas Performance</text:span> </text:p>
        </text:list-item>
      </text:list>
      <text:list text:style-name="L6">
        <text:list-item>
          <text:p text:style-name="P10"><text:span text:style-name="Strong_20_Emphasis">Study</text:span>: Chunking, efficient groupby, memory optimization </text:p>
        </text:list-item>
        <text:list-item>
          <text:p text:style-name="P10"><text:span text:style-name="Strong_20_Emphasis">Tips</text:span>: </text:p>
          <text:list>
            <text:list-item>
              <text:p text:style-name="P10">Use appropriate data types </text:p>
            </text:list-item>
            <text:list-item>
              <text:p text:style-name="P11">Learn to work with iterators for large datasets </text:p>
            </text:list-item>
          </text:list>
        </text:list-item>
      </text:list>
      <text:h text:style-name="Heading_20_3" text:outline-level="3">Phase 2: ETL Pipeline</text:h>
      <text:list text:style-name="L7">
        <text:list-item>
          <text:p text:style-name="P12"><text:span text:style-name="Strong_20_Emphasis">Data Validation &amp; Storage</text:span> </text:p>
        </text:list-item>
      </text:list>
      <text:list text:style-name="L8">
        <text:list-item>
          <text:p text:style-name="P13"><text:span text:style-name="Strong_20_Emphasis">Study</text:span>: Data schemas, file formats, validation patterns </text:p>
        </text:list-item>
        <text:list-item>
          <text:p text:style-name="P13"><text:span text:style-name="Strong_20_Emphasis">Tips</text:span>: </text:p>
          <text:list>
            <text:list-item>
              <text:p text:style-name="P13">Start with small data samples </text:p>
            </text:list-item>
            <text:list-item>
              <text:p text:style-name="P14">Learn Parquet and Arrow formats </text:p>
            </text:list-item>
          </text:list>
        </text:list-item>
      </text:list>
      <text:list text:style-name="L9">
        <text:list-item>
          <text:p text:style-name="P15"><text:span text:style-name="Strong_20_Emphasis">Pipeline Architecture</text:span> </text:p>
        </text:list-item>
      </text:list>
      <text:list text:style-name="L10">
        <text:list-item>
          <text:p text:style-name="P16"><text:span text:style-name="Strong_20_Emphasis">Study</text:span>: ETL patterns, error handling, logging </text:p>
        </text:list-item>
        <text:list-item>
          <text:p text:style-name="P16"><text:span text:style-name="Strong_20_Emphasis">Tips</text:span>: </text:p>
          <text:list>
            <text:list-item>
              <text:p text:style-name="P16">Design modular pipelines </text:p>
            </text:list-item>
            <text:list-item>
              <text:p text:style-name="P17"><text:soft-page-break/>Implement proper error handling from start </text:p>
            </text:list-item>
          </text:list>
        </text:list-item>
      </text:list>
      <text:h text:style-name="Heading_20_3" text:outline-level="3">Phase 3: Recommendation Systems</text:h>
      <text:list text:style-name="L11">
        <text:list-item>
          <text:p text:style-name="P18"><text:span text:style-name="Strong_20_Emphasis">Content-Based Filtering</text:span> </text:p>
        </text:list-item>
      </text:list>
      <text:list text:style-name="L12">
        <text:list-item>
          <text:p text:style-name="P19"><text:span text:style-name="Strong_20_Emphasis">Study</text:span>: Text processing, similarity metrics </text:p>
        </text:list-item>
        <text:list-item>
          <text:p text:style-name="P19"><text:span text:style-name="Strong_20_Emphasis">Tips</text:span>: </text:p>
          <text:list>
            <text:list-item>
              <text:p text:style-name="P19">Start with simple text features </text:p>
            </text:list-item>
            <text:list-item>
              <text:p text:style-name="P20">Understand TF-IDF thoroughly </text:p>
            </text:list-item>
          </text:list>
        </text:list-item>
      </text:list>
      <text:list text:style-name="L13">
        <text:list-item>
          <text:p text:style-name="P21"><text:span text:style-name="Strong_20_Emphasis">Matrix Factorization</text:span> </text:p>
        </text:list-item>
      </text:list>
      <text:list text:style-name="L14">
        <text:list-item>
          <text:p text:style-name="P22"><text:span text:style-name="Strong_20_Emphasis">Study</text:span>: Linear algebra basics, ALS algorithm </text:p>
        </text:list-item>
        <text:list-item>
          <text:p text:style-name="P22"><text:span text:style-name="Strong_20_Emphasis">Tips</text:span>: </text:p>
          <text:list>
            <text:list-item>
              <text:p text:style-name="P22">Begin with small matrices </text:p>
            </text:list-item>
            <text:list-item>
              <text:p text:style-name="P23">Monitor GPU memory usage </text:p>
            </text:list-item>
          </text:list>
        </text:list-item>
      </text:list>
      <text:list text:style-name="L15">
        <text:list-item>
          <text:p text:style-name="P24"><text:span text:style-name="Strong_20_Emphasis">LightGBM Implementation</text:span> </text:p>
        </text:list-item>
      </text:list>
      <text:list text:style-name="L16">
        <text:list-item>
          <text:p text:style-name="P25"><text:span text:style-name="Strong_20_Emphasis">Study</text:span>: Gradient boosting, feature engineering </text:p>
        </text:list-item>
        <text:list-item>
          <text:p text:style-name="P25"><text:span text:style-name="Strong_20_Emphasis">Tips</text:span>: </text:p>
          <text:list>
            <text:list-item>
              <text:p text:style-name="P25">Start with CPU implementation </text:p>
            </text:list-item>
            <text:list-item>
              <text:p text:style-name="P26">Gradually move to GPU </text:p>
            </text:list-item>
          </text:list>
        </text:list-item>
      </text:list>
      <text:h text:style-name="Heading_20_3" text:outline-level="3">Phase 4: Real-Time System</text:h>
      <text:list text:style-name="L17">
        <text:list-item>
          <text:p text:style-name="P27"><text:span text:style-name="Strong_20_Emphasis">FastAPI Implementation</text:span> </text:p>
        </text:list-item>
      </text:list>
      <text:list text:style-name="L18">
        <text:list-item>
          <text:p text:style-name="P28"><text:span text:style-name="Strong_20_Emphasis">Study</text:span>: REST APIs, async programming </text:p>
        </text:list-item>
        <text:list-item>
          <text:p text:style-name="P28"><text:span text:style-name="Strong_20_Emphasis">Tips</text:span>: </text:p>
          <text:list>
            <text:list-item>
              <text:p text:style-name="P28">Start with simple endpoints </text:p>
            </text:list-item>
            <text:list-item>
              <text:p text:style-name="P29">Learn about request handling </text:p>
            </text:list-item>
          </text:list>
        </text:list-item>
      </text:list>
      <text:list text:style-name="L19">
        <text:list-item>
          <text:p text:style-name="P30"><text:span text:style-name="Strong_20_Emphasis">Caching Layer</text:span> </text:p>
        </text:list-item>
      </text:list>
      <text:list text:style-name="L20">
        <text:list-item>
          <text:p text:style-name="P31"><text:span text:style-name="Strong_20_Emphasis">Study</text:span>: Redis basics, caching strategies </text:p>
        </text:list-item>
        <text:list-item>
          <text:p text:style-name="P31"><text:span text:style-name="Strong_20_Emphasis">Tips</text:span>: </text:p>
          <text:list>
            <text:list-item>
              <text:p text:style-name="P31">Implement caching gradually </text:p>
            </text:list-item>
            <text:list-item>
              <text:p text:style-name="P32">Monitor hit rates </text:p>
            </text:list-item>
          </text:list>
        </text:list-item>
      </text:list>
      <text:h text:style-name="Heading_20_3" text:outline-level="3">Phase 5: MLOps &amp; Monitoring</text:h>
      <text:list text:style-name="L21">
        <text:list-item>
          <text:p text:style-name="P33"><text:span text:style-name="Strong_20_Emphasis">Version Control &amp; Tracking</text:span> </text:p>
        </text:list-item>
      </text:list>
      <text:list text:style-name="L22">
        <text:list-item>
          <text:p text:style-name="P34"><text:span text:style-name="Strong_20_Emphasis">Study</text:span>: Git, DVC, MLflow concepts </text:p>
        </text:list-item>
        <text:list-item>
          <text:p text:style-name="P34"><text:span text:style-name="Strong_20_Emphasis">Tips</text:span>: </text:p>
          <text:list>
            <text:list-item>
              <text:p text:style-name="P34">Start with basic versioning </text:p>
            </text:list-item>
            <text:list-item>
              <text:p text:style-name="P35">Focus on reproducibility </text:p>
            </text:list-item>
          </text:list>
        </text:list-item>
      </text:list>
      <text:list text:style-name="L23">
        <text:list-item>
          <text:p text:style-name="P36"><text:span text:style-name="Strong_20_Emphasis">Monitoring Stack</text:span> </text:p>
        </text:list-item>
      </text:list>
      <text:list text:style-name="L24">
        <text:list-item>
          <text:p text:style-name="P37"><text:span text:style-name="Strong_20_Emphasis">Study</text:span>: Prometheus, Grafana basics </text:p>
        </text:list-item>
        <text:list-item>
          <text:p text:style-name="P37"><text:span text:style-name="Strong_20_Emphasis">Tips</text:span>: </text:p>
          <text:list>
            <text:list-item>
              <text:p text:style-name="P37"><text:soft-page-break/>Begin with essential metrics </text:p>
            </text:list-item>
            <text:list-item>
              <text:p text:style-name="P38">Learn basic alerting </text:p>
            </text:list-item>
          </text:list>
        </text:list-item>
      </text:list>
      <text:h text:style-name="Heading_20_3" text:outline-level="3">Phase 6: Dual Pipeline</text:h>
      <text:list text:style-name="L25">
        <text:list-item>
          <text:p text:style-name="P39"><text:span text:style-name="Strong_20_Emphasis">Batch Processing</text:span> </text:p>
        </text:list-item>
      </text:list>
      <text:list text:style-name="L26">
        <text:list-item>
          <text:p text:style-name="P40"><text:span text:style-name="Strong_20_Emphasis">Study</text:span>: Apache Airflow basics, scheduling </text:p>
        </text:list-item>
        <text:list-item>
          <text:p text:style-name="P40"><text:span text:style-name="Strong_20_Emphasis">Tips</text:span>: </text:p>
          <text:list>
            <text:list-item>
              <text:p text:style-name="P40">Start with simple DAGs </text:p>
            </text:list-item>
            <text:list-item>
              <text:p text:style-name="P41">Focus on idempotency </text:p>
            </text:list-item>
          </text:list>
        </text:list-item>
      </text:list>
      <text:list text:style-name="L27">
        <text:list-item>
          <text:p text:style-name="P42"><text:span text:style-name="Strong_20_Emphasis">Stream Processing</text:span> </text:p>
        </text:list-item>
      </text:list>
      <text:list text:style-name="L28">
        <text:list-item>
          <text:p text:style-name="P43"><text:span text:style-name="Strong_20_Emphasis">Study</text:span>: Basic streaming concepts </text:p>
        </text:list-item>
        <text:list-item>
          <text:p text:style-name="P43"><text:span text:style-name="Strong_20_Emphasis">Tips</text:span>: </text:p>
          <text:list>
            <text:list-item>
              <text:p text:style-name="P43">Begin with simple real-time updates </text:p>
            </text:list-item>
            <text:list-item>
              <text:p text:style-name="P44">Monitor system latency</text:p>
            </text:list-item>
          </text:list>
        </text:list-item>
      </text:list>
      <text:h text:style-name="Heading_20_3" text:outline-level="3">Phase 7: Container &amp; Orchestration Practice 🐳</text:h>
      <text:list text:style-name="L29">
        <text:list-item>
          <text:p text:style-name="P45"><text:span text:style-name="Strong_20_Emphasis">Docker Basics</text:span> </text:p>
        </text:list-item>
      </text:list>
      <text:list text:style-name="L30">
        <text:list-item>
          <text:p text:style-name="P46"><text:span text:style-name="Strong_20_Emphasis">Study</text:span>: Containers, images, Dockerfile </text:p>
        </text:list-item>
        <text:list-item>
          <text:p text:style-name="P46"><text:span text:style-name="Strong_20_Emphasis">Tips</text:span>: </text:p>
          <text:list>
            <text:list-item>
              <text:p text:style-name="P46">Start with single service containerization </text:p>
            </text:list-item>
            <text:list-item>
              <text:p text:style-name="P47">Learn layer optimization </text:p>
            </text:list-item>
          </text:list>
        </text:list-item>
      </text:list>
      <text:list text:style-name="L31">
        <text:list-item>
          <text:p text:style-name="P48"><text:span text:style-name="Strong_20_Emphasis">Docker Compose</text:span> </text:p>
        </text:list-item>
      </text:list>
      <text:list text:style-name="L32">
        <text:list-item>
          <text:p text:style-name="P49"><text:span text:style-name="Strong_20_Emphasis">Study</text:span>: Multi-container applications, networking </text:p>
        </text:list-item>
        <text:list-item>
          <text:p text:style-name="P49"><text:span text:style-name="Strong_20_Emphasis">Tips</text:span>: </text:p>
          <text:list>
            <text:list-item>
              <text:p text:style-name="P49">Begin with two services (e.g., API + Redis) </text:p>
            </text:list-item>
            <text:list-item>
              <text:p text:style-name="P50">Practice volume management </text:p>
            </text:list-item>
          </text:list>
        </text:list-item>
      </text:list>
      <text:list text:style-name="L33">
        <text:list-item>
          <text:p text:style-name="P51"><text:span text:style-name="Strong_20_Emphasis">Kubernetes Introduction</text:span> </text:p>
        </text:list-item>
      </text:list>
      <text:list text:style-name="L34">
        <text:list-item>
          <text:p text:style-name="P52"><text:span text:style-name="Strong_20_Emphasis">Study</text:span>: Pods, services, deployments </text:p>
        </text:list-item>
        <text:list-item>
          <text:p text:style-name="P52"><text:span text:style-name="Strong_20_Emphasis">Tips</text:span>: </text:p>
          <text:list>
            <text:list-item>
              <text:p text:style-name="P52">Start with minikube </text:p>
            </text:list-item>
            <text:list-item>
              <text:p text:style-name="P53">Deploy simple applications first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0:47:06.133412520</meta:creation-date>
    <dc:date>2025-01-31T18:46:10.840366448</dc:date>
    <meta:editing-duration>PT35M55S</meta:editing-duration>
    <meta:editing-cycles>3</meta:editing-cycles>
    <meta:generator>LibreOffice/24.8.3.2$Linux_X86_64 LibreOffice_project/e14c9fdd1f585efcbb2c5363087a99d20928d522</meta:generator>
    <meta:document-statistic meta:table-count="0" meta:image-count="0" meta:object-count="0" meta:page-count="3" meta:paragraph-count="100" meta:word-count="457" meta:character-count="2836" meta:non-whitespace-character-count="2480"/>
  </office:meta>
</office:document-meta>
</file>